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7" style:family="paragraph" style:parent-style-name="Standard">
      <style:text-properties officeooo:paragraph-rsid="0044fa94"/>
    </style:style>
    <style:style style:name="P8" style:family="paragraph" style:parent-style-name="Standard">
      <style:paragraph-properties fo:margin-top="0cm" fo:margin-bottom="0.282cm" style:contextual-spacing="false"/>
      <style:text-properties fo:language="en" fo:country="US" officeooo:rsid="0024adcd" officeooo:paragraph-rsid="001edb0f"/>
    </style:style>
    <style:style style:name="P9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2baaee" style:font-weight-asian="bold" style:font-weight-complex="bold"/>
    </style:style>
    <style:style style:name="P10" style:family="paragraph" style:parent-style-name="Standard">
      <style:paragraph-properties fo:margin-top="0cm" fo:margin-bottom="0.282cm" style:contextual-spacing="false"/>
      <style:text-properties officeooo:paragraph-rsid="002baaee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209dff" officeooo:paragraph-rsid="00209dff"/>
    </style:style>
    <style:style style:name="P12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3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4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15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16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17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18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19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0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1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2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3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4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25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T1" style:family="text">
      <style:text-properties fo:language="en" fo:country="US"/>
    </style:style>
    <style:style style:name="T2" style:family="text">
      <style:text-properties officeooo:rsid="0024adcd"/>
    </style:style>
    <style:style style:name="T3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4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5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6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7" style:family="text">
      <style:text-properties officeooo:rsid="002baaee"/>
    </style:style>
    <style:style style:name="T8" style:family="text">
      <style:text-properties fo:language="en" fo:country="US" officeooo:rsid="00596c7c"/>
    </style:style>
    <style:style style:name="T9" style:family="text">
      <style:text-properties fo:language="en" fo:country="US" officeooo:rsid="00209dff"/>
    </style:style>
    <style:style style:name="T10" style:family="text">
      <style:text-properties fo:language="en" fo:country="US" officeooo:rsid="005902d3"/>
    </style:style>
    <style:style style:name="T11" style:family="text">
      <style:text-properties fo:language="en" fo:country="US" officeooo:rsid="002baaee"/>
    </style:style>
    <style:style style:name="T12" style:family="text">
      <style:text-properties fo:language="en" fo:country="US" officeooo:rsid="001edb0f"/>
    </style:style>
    <style:style style:name="T13" style:family="text">
      <style:text-properties fo:language="en" fo:country="US" officeooo:rsid="002d8ef2"/>
    </style:style>
    <style:style style:name="T14" style:family="text">
      <style:text-properties fo:language="en" fo:country="US" officeooo:rsid="0024adcd"/>
    </style:style>
    <style:style style:name="T15" style:family="text">
      <style:text-properties fo:color="#000000" loext:opacity="100%" fo:language="en" fo:country="US" fo:background-color="#ffffff" loext:char-shading-value="0"/>
    </style:style>
    <style:style style:name="T16" style:family="text">
      <style:text-properties fo:color="#000000" loext:opacity="100%" fo:language="en" fo:country="US" officeooo:rsid="004cae9c" fo:background-color="#ffffff" loext:char-shading-value="0"/>
    </style:style>
    <style:style style:name="T17" style:family="text">
      <style:text-properties fo:color="#000000" loext:opacity="100%" fo:language="en" fo:country="US" officeooo:rsid="004d738e" fo:background-color="#ffffff" loext:char-shading-value="0"/>
    </style:style>
    <style:style style:name="T18" style:family="text">
      <style:text-properties fo:language="en" fo:country="US" officeooo:rsid="00488865"/>
    </style:style>
    <style:style style:name="T19" style:family="text">
      <style:text-properties fo:color="#5454ff" loext:opacity="100%" fo:language="en" fo:country="US" fo:font-weight="bold" fo:background-color="#ffffff" loext:char-shading-value="0"/>
    </style:style>
    <style:style style:name="T20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21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2" style:family="text">
      <style:text-properties style:font-name="monospace" fo:language="en" fo:country="US" officeooo:rsid="0049e7e1"/>
    </style:style>
    <style:style style:name="T23" style:family="text">
      <style:text-properties style:font-name="monospace" fo:language="en" fo:country="US" officeooo:rsid="004b1be2"/>
    </style:style>
    <style:style style:name="T24" style:family="text">
      <style:text-properties style:font-name="monospace" fo:language="en" fo:country="US" officeooo:rsid="0050635e"/>
    </style:style>
    <style:style style:name="T25" style:family="text">
      <style:text-properties officeooo:rsid="004d9afe"/>
    </style:style>
    <style:style style:name="T26" style:family="text">
      <style:text-properties fo:color="#000000" loext:opacity="100%" fo:language="en" fo:country="US" officeooo:rsid="00504c88" fo:background-color="#ffffff" loext:char-shading-value="0"/>
    </style:style>
    <style:style style:name="T27" style:family="text">
      <style:text-properties fo:language="en" fo:country="US" officeooo:rsid="001c3b73"/>
    </style:style>
    <style:style style:name="T28" style:family="text">
      <style:text-properties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29" style:family="text">
      <style:text-properties fo:color="#bbbbbb" loext:opacity="100%"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0" style:family="text">
      <style:text-properties fo:color="#208050" loext:opacity="100%"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1" style:family="text">
      <style:text-properties fo:color="#208050" loext:opacity="100%" fo:font-family="SFMono-Regular, Menlo, Monaco, Consolas, 'Liberation Mono', 'Courier New', monospace" fo:font-size="10.5pt" fo:language="en" fo:country="US" fo:font-style="normal" fo:font-weight="normal" officeooo:rsid="00269094"/>
    </style:style>
    <style:style style:name="T32" style:family="text">
      <style:text-properties fo:font-family="SFMono-Regular, Menlo, Monaco, Consolas, 'Liberation Mono', 'Courier New', monospace" fo:font-size="10.5pt" fo:font-style="normal" fo:font-weight="normal"/>
    </style:style>
    <style:style style:name="T33" style:family="text">
      <style:text-properties fo:color="#bbbbbb" loext:opacity="100%" fo:font-family="SFMono-Regular, Menlo, Monaco, Consolas, 'Liberation Mono', 'Courier New', monospace" fo:font-size="10.5pt" fo:font-style="normal" fo:font-weight="normal"/>
    </style:style>
    <style:style style:name="T34" style:family="text">
      <style:text-properties fo:color="#4070a0" loext:opacity="100%" fo:font-family="SFMono-Regular, Menlo, Monaco, Consolas, 'Liberation Mono', 'Courier New', monospace" fo:font-size="10.5pt" fo:font-style="normal" fo:font-weight="normal"/>
    </style:style>
    <style:style style:name="T35" style:family="text">
      <style:text-properties fo:color="#4070a0" loext:opacity="100%" fo:font-family="SFMono-Regular, Menlo, Monaco, Consolas, 'Liberation Mono', 'Courier New', monospace" fo:font-size="10.5pt" fo:font-style="normal" fo:font-weight="normal" officeooo:rsid="00264559"/>
    </style:style>
    <style:style style:name="T36" style:family="text">
      <style:text-properties fo:font-family="SFMono-Regular, Menlo, Monaco, Consolas, 'Liberation Mono', 'Courier New', monospace" fo:font-size="10.5pt" fo:font-style="normal" fo:font-weight="normal" officeooo:rsid="0029a65d"/>
    </style:style>
    <style:style style:name="T37" style:family="text">
      <style:text-properties fo:font-family="SFMono-Regular, Menlo, Monaco, Consolas, 'Liberation Mono', 'Courier New', monospace" fo:font-size="10.5pt" fo:font-style="normal" fo:font-weight="normal" officeooo:rsid="005cecb1"/>
    </style:style>
    <style:style style:name="T38" style:family="text">
      <style:text-properties fo:font-family="SFMono-Regular, Menlo, Monaco, Consolas, 'Liberation Mono', 'Courier New', monospace" fo:font-size="10.5pt" fo:font-style="normal" fo:font-weight="normal" officeooo:rsid="002645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7.2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><text:span text:style-name="T1"/></text:p>
      <text:p text:style-name="P5"><text:span text:style-name="T2">Для Linux</text:span> – используем NFS:</text:p>
      <text:p text:style-name="P6">Запускаем создание контецйнера с автоматическим созданием соответствующего volume:</text:p>
      <text:p text:style-name="P7" loext:marker-style-name="T1"><text:span text:style-name="T2">docker run -d --name postgres -e POSTGRES_PASSWORD=admin </text:span><text:span text:style-name="T3">--mount 'type=volume,source=</text:span><text:span text:style-name="T4">Postgres_Local</text:span><text:span text:style-name="T3">,target=/var/lib/postgresql/data,volume-driver=local,volume-opt=type=nfs,volume-opt=device=:/home/alex/data/Postgres_Local_Data,"volume-opt=o=addr=1</text:span><text:span text:style-name="T5">92.168.1.12</text:span><text:span text:style-name="T3">,rw,nfsvers=4"'</text:span><text:span text:style-name="T6"> -p 5432:5432 postgres:17.2</text:span></text:p>
      <text:p text:style-name="P8"/>
      <text:p text:style-name="P9"><text:span text:style-name="T2">Для Linux</text:span> – <text:span text:style-name="T7">(маппинг)</text:span>:</text:p>
      <text:p text:style-name="P10" loext:marker-style-name="T1"><text:span text:style-name="T1">docker run -d --name postgres -e POSTGRES_PASSWORD=admin -</text:span><text:span text:style-name="T8">v</text:span><text:span text:style-name="T9"> </text:span><text:span text:style-name="T10">~</text:span><text:span text:style-name="T11">/data/</text:span><text:span text:style-name="T12">Postgres</text:span><text:span text:style-name="T13">_</text:span><text:span text:style-name="T12">Local</text:span><text:span text:style-name="T10">_Data</text:span><text:span text:style-name="T12">:</text:span><text:span text:style-name="T1">/var/lib/postgresql/data -p 5432:5432 postgres:</text:span><text:span text:style-name="T14">17.2</text:span></text:p>
      <text:p text:style-name="P11" loext:marker-style-name="T1"><text:span text:style-name="T1">Подключение:</text:span></text:p>
      <text:p text:style-name="P11" loext:marker-style-name="T1"><text:span text:style-name="T1">Порт - 5432</text:span></text:p>
      <text:p text:style-name="P12" loext:marker-style-name="T1"><text:span text:style-name="T1">Пользователь – postgres</text:span></text:p>
      <text:p text:style-name="P12" loext:marker-style-name="T1"><text:span text:style-name="T1">Пароль – admin</text:span></text:p>
      <text:p text:style-name="P12" loext:marker-style-name="T1"><text:span text:style-name="T1"/></text:p>
      <text:p text:style-name="P13">Для Linux (SSH):</text:p>
      <text:p text:style-name="P14" loext:marker-style-name="T1"><text:span text:style-name="T1"/></text:p>
      <text:p text:style-name="P14" loext:marker-style-name="T1"><text:span text:style-name="T1">Ставим плагин для докера:</text:span></text:p>
      <text:p text:style-name="P15">docker plugin install vieux/sshfs</text:p>
      <text:p text:style-name="P14" loext:marker-style-name="T1"><text:span text:style-name="T1">ставим правильные доступы для папки с файлами БД:</text:span></text:p>
      <text:p text:style-name="P16" loext:marker-style-name="T1"><text:span text:style-name="T15">sudo chown $(id -u):$(id -g) /home/alex/data/Postgres_Local_Data/</text:span></text:p>
      <text:p text:style-name="P17" loext:marker-style-name="T1"><text:soft-page-break/><text:span text:style-name="T16">sudo chmod 700 -R /home/alex/data/</text:span><text:span text:style-name="T15">Postgres_Local_Data/</text:span></text:p>
      <text:p text:style-name="P17" loext:marker-style-name="T1"><text:span text:style-name="T17">т.е. должно быть при просмотре: ls -l </text:span><text:span text:style-name="T16">/home/alex/data/</text:span></text:p>
      <text:p text:style-name="P18" loext:marker-style-name="T1"><text:span text:style-name="T18"><text:s/></text:span><text:span text:style-name="T15">drwx------ 19 alex alex 4096 янв 11 20:26 </text:span><text:span text:style-name="T19">Postgres_Local_Data</text:span><text:span text:style-name="T1"><text:line-break/><text:line-break/></text:span></text:p>
      <text:p text:style-name="P19" loext:marker-style-name="T1"><text:span text:style-name="T1">Делаем Volume для папки с БД:</text:span></text:p>
      <text:p text:style-name="P20" loext:marker-style-name="T1"><text:span text:style-name="T20">docker volume create --driver vieux/sshfs -o sshcmd=alex@192.168.1.12:/home/alex/data/</text:span><text:span text:style-name="T21">Postgres</text:span><text:span text:style-name="T20">_Local</text:span><text:span text:style-name="T21">_Data</text:span><text:span text:style-name="T20"> -o password=1 -o allow_other</text:span><text:span text:style-name="T22"> -o port=22 </text:span><text:span text:style-name="T23">Postgres_</text:span><text:span text:style-name="T24">Local_</text:span><text:span text:style-name="T23">Data</text:span><text:span text:style-name="T22"><text:line-break/><text:line-break/>где:</text:span></text:p>
      <text:p text:style-name="P21">sshcmd=&lt;пользователь&gt;@&lt;IP компа с SSH&gt;:&lt;путь к папке с данными&gt;</text:p>
      <text:p text:style-name="P22" loext:marker-style-name="T1">password=&lt;<text:span text:style-name="T25">пароль без кавычек</text:span>&gt;</text:p>
      <text:p text:style-name="P19" loext:marker-style-name="T1"><text:span text:style-name="T1"/></text:p>
      <text:p text:style-name="P23" loext:marker-style-name="T1"><text:span text:style-name="T1">Запускаем контейнер:</text:span></text:p>
      <text:p text:style-name="P19" loext:marker-style-name="T1"><text:span text:style-name="T15">docker run -d --user $(id -u):$(id -g) --name postgres -e POSTGRES_PASSWORD=admin -v Postgres_</text:span><text:span text:style-name="T26">Local_</text:span><text:span text:style-name="T15">Data:/var/lib/postgresql/data -p 5432:5432 </text:span><text:span text:style-name="T1">postgres:17.2<text:line-break/><text:line-break/></text:span></text:p>
      <text:p text:style-name="P12" loext:marker-style-name="T1"><text:span text:style-name="T27"/></text:p>
      <text:p text:style-name="P12" loext:marker-style-name="T1"><text:span text:style-name="T27">----------------------</text:span></text:p>
      <text:p text:style-name="P24" loext:marker-style-name="T1"><text:span text:style-name="T27">P</text:span><text:span text:style-name="T1">gAdmin</text:span></text:p>
      <text:p text:style-name="P25" loext:marker-style-name="T1"><text:bookmark-start text:name="__DdeLink__279_714823351"/><text:span text:style-name="T28">docker</text:span><text:span text:style-name="T29"> </text:span><text:span text:style-name="T28">run</text:span><text:span text:style-name="T29"> </text:span><text:span text:style-name="T28">-p</text:span><text:span text:style-name="T29"> </text:span><text:span text:style-name="T30">80</text:span><text:span text:style-name="T31">81</text:span><text:span text:style-name="T28">:80</text:span><text:span text:style-name="T29"> </text:span><text:span text:style-name="T32">-e</text:span><text:span text:style-name="T33"> </text:span><text:span text:style-name="T34">'PGADMIN_DEFAULT_EMAIL=</text:span><text:span text:style-name="T35">admin</text:span><text:span text:style-name="T34">@</text:span><text:span text:style-name="T35">admin</text:span><text:span text:style-name="T34">.com'</text:span><text:span text:style-name="T33"> </text:span><text:span text:style-name="T32">-e </text:span><text:span text:style-name="T33"><text:s/></text:span><text:span text:style-name="T34">'PGADMIN_DEFAULT_PASSWORD=</text:span><text:span text:style-name="T35">admin</text:span><text:span text:style-name="T34">'</text:span><text:span text:style-name="T33"> </text:span><text:span text:style-name="T32">-d --</text:span><text:span text:style-name="T36">name pgadmin</text:span><text:span text:style-name="T33"> </text:span><text:span text:style-name="T32">dpage/pgadmin4:</text:span><text:span text:style-name="T37">9</text:span><text:span text:style-name="T38">.</text:span><text:span text:style-name="T37">0</text:span><text:span text:style-name="T38">.0</text:span><text:bookmark-end text:name="__DdeLink__279_714823351"/></text:p>
      <text:p text:style-name="P24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5-02-14T23:31:35.481770536</dc:date>
    <meta:editing-cycles>63</meta:editing-cycles>
    <meta:editing-duration>PT16H3M16S</meta:editing-duration>
    <meta:generator>LibreOffice/25.2.0.3$Linux_X86_64 LibreOffice_project/520$Build-3</meta:generator>
    <meta:document-statistic meta:table-count="0" meta:image-count="0" meta:object-count="0" meta:page-count="2" meta:paragraph-count="30" meta:word-count="200" meta:character-count="1928" meta:non-whitespace-character-count="1752"/>
    <meta:user-defined meta:name="AppVersion">15.0000</meta:user-defined>
    <meta:template xlink:type="simple" xlink:actuate="onRequest" xlink:title="Normal.dotm" xlink:href=""/>
  </office:meta>
</office:document-meta>
</file>